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3.859cm"/>
    </style:style>
    <style:style style:name="pr6" style:family="presentation" style:parent-style-name="Standard-notes">
      <style:graphic-properties draw:fill-color="#ffffff" fo:min-height="13.364cm"/>
    </style:style>
    <style:style style:name="P1" style:family="paragraph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Preparation.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Every player shuffle their library. And drow a single card the player with the card that require the less spiritual energy starts if two or more player are draw they drow another card until</text:p>
            <text:p text:style-name="P1">One is decided as starter player.</text:p>
            <text:p text:style-name="P1">(all cards draw this way goes at the bottom of the user library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reparation 2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header>
                <text:p/>
                <text:p/>
                <text:p>Every player draw 4 card in their library and put them in their hand.</text:p>
                <text:p/>
                <text:p><text:s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At player star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header>
                <text:p/>
                <text:p/>
                <text:p/>
                <text:p>When he's turn start the player earn 200 spiritual energy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Player turn (shift phase)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header>
                <text:p>At the begining of he's turn the player can «shift». when a player «shift» he pass he's turn.</text:p>
                <text:p>The amont of concentration the shifting require is tremendous and prevent the user to do anything else.</text:p>
                <text:p>He move he's entire crypte on block along the arena (if the crypte wall reach the corner of the arena the user can't shift in this direction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layer turn (recycling phase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>In the recycling phase the player can sacrifice the next card on he's library. What this card may be, it deliver enghout energy to either :</text:p>
              </text:list-header>
              <text:list-item>
                <text:p>Shift</text:p>
              </text:list-item>
              <text:list-item>
                <text:p>Play twice he's turn (exept he canot shift nor recycle again)</text:p>
              </text:list-item>
              <text:list-item>
                <text:p>Resurect a fallen hero (still need to pay for it)</text:p>
                <text:p>If the player do so, he can't drow a card this turn and procede to the next phas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layer turn (drowing card)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header>
                <text:p/>
                <text:p>If the player didn't shift nor recycle he can drow a card, but can decide not to.</text:p>
                <text:p>If the player decide not to drow a card he can do so later on he's turn.</text:p>
                <text:p>If the player didn't drow a card in he's turn and end he's turn he cannot drow a card on other player's turn.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layer turn (invocation phase)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header>
                <text:p>In this phase the player can spend he's spiritual energy to summon creatures, traps or cast spells.</text:p>
                <text:p>Spells can be casted anytime during the player or opponent turn providing the player have enghout spirutula energy.</text:p>
                <text:p>Traps and creatures on the other hand can be summoned only during invocation phase, exept creature with haste that summon anytime like a spell would do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Creature summon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header>
                <text:p/>
                <text:p>Befor summoning a creature the player have to pay he's cost spending he's spiritual energy.</text:p>
                <text:p/>
                <text:p>When a player summon a creature he can declare it or not.</text:p>
                <text:p><text:s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Summoning hide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header>
                <text:p>The player place the creature,trap card face down on the table, place a marquer on it then place a unknown creature pisce with a corresponding marquer on it in front of hes crypte.</text:p>
                <text:p>This creature don't behave as show in the card.</text:p>
                <text:p>Intead he can move only one tile per turn.</text:p>
                <text:p>If this creature enter the ligne of sight of another creature it become declared for every player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Summonig declared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header>
                <text:p/>
                <text:p>The player reveal the creature card, put a marquer on it then put a pisce in front of he's crypte with a corresponding marker.</text:p>
                <text:p>This creature dehave as show in the card.</text:p>
                <text:p>(traps shouldn't be declared if player whant to be able to move them around for placement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layer turn (action phase)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header>
                <text:p/>
                <text:p/>
                <text:p/>
                <text:p>For each creature he have the player decide to move or not this creature and to attack or not with this creature.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layer turn (resolving)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header>
                <text:p/>
                <text:p/>
                <text:p/>
                <text:p>For each creature he have on a adjacent tile from a soul geyzer the player earn 100 spiritual energy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1-27T20:01:50.40</meta:creation-date>
    <meta:editing-duration>PT1M56S</meta:editing-duration>
    <meta:editing-cycles>2</meta:editing-cycles>
    <dc:date>2014-01-28T01:57:08.26</dc:date>
    <meta:document-statistic meta:object-count="69"/>
    <meta:generator>OpenOffice/4.0.1$Win32 OpenOffice.org_project/401m5$Build-9714</meta:generator>
  </office:meta>
</office:document-meta>
</file>